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CalcFunctions.xml" manifest:media-type="text/xml"/>
  <manifest:file-entry manifest:full-path="Basic/Standard/script-lb.xml" manifest:media-type="text/xml"/>
  <manifest:file-entry manifest:full-path="Basic/KSOMMacros/script-lb.xml" manifest:media-type="text/xml"/>
  <manifest:file-entry manifest:full-path="Basic/KSOMMacros/KSOM.xml" manifest:media-type="text/xml"/>
  <manifest:file-entry manifest:full-path="Basic/script-lc.xml" manifest:media-type="text/xml"/>
  <manifest:file-entry manifest:full-path="Dialogs/Standard/dialog-lb.xml" manifest:media-type="text/xml"/>
  <manifest:file-entry manifest:full-path="Dialogs/KSOMMacros/dialog-lb.xml" manifest:media-type="text/xml"/>
  <manifest:file-entry manifest:full-path="Dialogs/dialog-lc.xml" manifest:media-type="text/xml"/>
  <manifest:file-entry manifest:full-path="meta.xml" manifest:media-type="text/xml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ext-properties style:text-underline-style="none" fo:font-weight="normal" style:font-weight-asian="normal" style:font-weight-complex="normal"/>
    </style:style>
    <style:style style:name="ce6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55" style:family="table-cell" style:parent-style-name="Default">
      <style:table-cell-properties fo:border="none"/>
    </style:style>
    <style:style style:name="ce54" style:family="table-cell" style:parent-style-name="Default" style:data-style-name="N99">
      <style:table-cell-properties fo:border="none"/>
    </style:style>
    <style:style style:name="ce2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KSOM" table:style-name="ta1">
        <office:forms form:automatic-focus="false" form:apply-design-mode="false">
          <form:form form:name="Form" form:command="biblio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RandomiseWeights" form:control-implementation="ooo:com.sun.star.form.component.CommandButton" xml:id="control1" form:id="control1" form:label="Randomise Weigh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lcFunctions.RandomiseWeights?language=Basic&amp;location=document" xlink:type="simple"/>
              </office:event-listeners>
            </form:button>
            <form:button form:name="Train" form:control-implementation="ooo:com.sun.star.form.component.CommandButton" xml:id="control2" form:id="control2" form:label="Trai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lcFunctions.Train?language=Basic&amp;location=document" xlink:type="simple"/>
              </office:event-listeners>
            </form:button>
          </form:form>
        </office:forms>
        <table:shapes>
          <draw:control draw:z-index="0" draw:text-style-name="P1" svg:width="5cm" svg:height="1cm" svg:x="10cm" svg:y="1cm" draw:control="control1"/>
          <draw:control draw:z-index="1" draw:text-style-name="P1" svg:width="5cm" svg:height="1cm" svg:x="16cm" svg:y="1cm" draw:control="control2"/>
          <draw:frame draw:z-index="2" draw:style-name="gr1" draw:text-style-name="P2" svg:width="21.834cm" svg:height="14.742cm" svg:x="11cm" svg:y="3.5cm">
            <draw:object draw:notify-on-update-of-ranges="KSOM.A10:KSOM.A48 KSOM.A8:KSOM.A8 KSOM.B10:KSOM.B48 KSOM.C9:KSOM.C18 KSOM.C8:KSOM.C8 KSOM.D9:KSOM.D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27" office:value-type="string" calcext:value-type="string">
            <text:p>Max Count</text:p>
          </table:table-cell>
          <table:table-cell table:style-name="ce5" office:value-type="float" office:value="9999" calcext:value-type="float">
            <text:p>9999</text:p>
          </table:table-cell>
          <table:table-cell table:number-columns-repeated="6"/>
        </table:table-row>
        <table:table-row table:style-name="ro1">
          <table:table-cell table:style-name="ce27" office:value-type="string" calcext:value-type="string">
            <text:p>Sigma 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27" office:value-type="string" calcext:value-type="string">
            <text:p>Sigma 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27" office:value-type="string" calcext:value-type="string">
            <text:p>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7" office:value-type="string" calcext:value-type="string">
            <text:p>Alpha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27" table:number-columns-repeated="4"/>
          <table:table-cell/>
        </table:table-row>
        <table:table-row table:style-name="ro1">
          <table:table-cell table:style-name="ce3" office:value-type="string" calcext:value-type="string">
            <text:p>Beta</text:p>
          </table:table-cell>
          <table:table-cell table:style-name="ce6" office:value-type="float" office:value="0.5" calcext:value-type="float">
            <text:p>0.5</text:p>
          </table:table-cell>
          <table:table-cell table:style-name="ce55" table:number-columns-repeated="2"/>
          <table:table-cell table:style-name="ce54" table:number-columns-repeated="2"/>
          <table:table-cell table:style-name="ce55" table:number-columns-repeated="2"/>
        </table:table-row>
        <table:table-row table:style-name="ro1">
          <table:table-cell table:style-name="ce3"/>
          <table:table-cell table:style-name="ce55"/>
          <table:table-cell/>
          <table:table-cell table:style-name="ce55"/>
          <table:table-cell table:style-name="ce54" table:number-columns-repeated="2"/>
          <table:table-cell table:style-name="ce55" table:number-columns-repeated="2"/>
        </table:table-row>
        <table:table-row table:style-name="ro1">
          <table:table-cell table:style-name="ce3" office:value-type="string" calcext:value-type="string">
            <text:p>Input</text:p>
          </table:table-cell>
          <table:table-cell table:style-name="ce55"/>
          <table:table-cell table:style-name="ce27" office:value-type="string" calcext:value-type="string">
            <text:p>Output</text:p>
          </table:table-cell>
          <table:table-cell table:style-name="ce55"/>
          <table:table-cell table:style-name="ce54" table:number-columns-repeated="2"/>
          <table:table-cell table:style-name="ce55" table:number-columns-repeated="2"/>
        </table:table-row>
        <table:table-row table:style-name="ro1">
          <table:table-cell office:value-type="float" office:value="0.658081742508363" calcext:value-type="float">
            <text:p>0.658081742508363</text:p>
          </table:table-cell>
          <table:table-cell office:value-type="float" office:value="0.832561634794025" calcext:value-type="float">
            <text:p>0.832561634794025</text:p>
          </table:table-cell>
          <table:table-cell office:value-type="float" office:value="0.0872010038948705" calcext:value-type="float">
            <text:p>0.087201003894871</text:p>
          </table:table-cell>
          <table:table-cell office:value-type="float" office:value="0.348297912760328" calcext:value-type="float">
            <text:p>0.348297912760328</text:p>
          </table:table-cell>
          <table:table-cell table:style-name="ce54" table:number-columns-repeated="2"/>
          <table:table-cell table:style-name="ce55" table:number-columns-repeated="2"/>
        </table:table-row>
        <table:table-row table:style-name="ro1">
          <table:table-cell office:value-type="float" office:value="0.357631757004891" calcext:value-type="float">
            <text:p>0.357631757004891</text:p>
          </table:table-cell>
          <table:table-cell office:value-type="float" office:value="0.0392534303898965" calcext:value-type="float">
            <text:p>0.039253430389897</text:p>
          </table:table-cell>
          <table:table-cell office:value-type="float" office:value="0.184089765453647" calcext:value-type="float">
            <text:p>0.184089765453647</text:p>
          </table:table-cell>
          <table:table-cell office:value-type="float" office:value="0.487060943978485" calcext:value-type="float">
            <text:p>0.487060943978485</text:p>
          </table:table-cell>
          <table:table-cell table:style-name="ce54" table:number-columns-repeated="2"/>
          <table:table-cell table:style-name="ce55" table:number-columns-repeated="2"/>
        </table:table-row>
        <table:table-row table:style-name="ro1">
          <table:table-cell office:value-type="float" office:value="0.299861225506718" calcext:value-type="float">
            <text:p>0.299861225506718</text:p>
          </table:table-cell>
          <table:table-cell office:value-type="float" office:value="0.24258601549536" calcext:value-type="float">
            <text:p>0.24258601549536</text:p>
          </table:table-cell>
          <table:table-cell office:value-type="float" office:value="0.325146078603658" calcext:value-type="float">
            <text:p>0.325146078603658</text:p>
          </table:table-cell>
          <table:table-cell office:value-type="float" office:value="0.604387909397021" calcext:value-type="float">
            <text:p>0.604387909397021</text:p>
          </table:table-cell>
          <table:table-cell table:style-name="ce54" table:number-columns-repeated="2"/>
          <table:table-cell table:style-name="ce55" table:number-columns-repeated="2"/>
        </table:table-row>
        <table:table-row table:style-name="ro1">
          <table:table-cell office:value-type="float" office:value="0.64929349157623" calcext:value-type="float">
            <text:p>0.64929349157623</text:p>
          </table:table-cell>
          <table:table-cell office:value-type="float" office:value="0.58706556600641" calcext:value-type="float">
            <text:p>0.58706556600641</text:p>
          </table:table-cell>
          <table:table-cell office:value-type="float" office:value="0.355094081057947" calcext:value-type="float">
            <text:p>0.355094081057947</text:p>
          </table:table-cell>
          <table:table-cell office:value-type="float" office:value="0.510017971908125" calcext:value-type="float">
            <text:p>0.510017971908125</text:p>
          </table:table-cell>
          <table:table-cell table:style-name="ce54" table:number-columns-repeated="2"/>
          <table:table-cell table:style-name="ce55" table:number-columns-repeated="2"/>
        </table:table-row>
        <table:table-row table:style-name="ro1">
          <table:table-cell office:value-type="float" office:value="0.187107660848957" calcext:value-type="float">
            <text:p>0.187107660848957</text:p>
          </table:table-cell>
          <table:table-cell office:value-type="float" office:value="0.596467396726352" calcext:value-type="float">
            <text:p>0.596467396726352</text:p>
          </table:table-cell>
          <table:table-cell office:value-type="float" office:value="0.479866393591082" calcext:value-type="float">
            <text:p>0.479866393591082</text:p>
          </table:table-cell>
          <table:table-cell office:value-type="float" office:value="0.414766523599762" calcext:value-type="float">
            <text:p>0.414766523599762</text:p>
          </table:table-cell>
          <table:table-cell table:style-name="ce54" table:number-columns-repeated="2"/>
          <table:table-cell table:style-name="ce55" table:number-columns-repeated="2"/>
        </table:table-row>
        <table:table-row table:style-name="ro1">
          <table:table-cell office:value-type="float" office:value="0.916245904467755" calcext:value-type="float">
            <text:p>0.916245904467755</text:p>
          </table:table-cell>
          <table:table-cell office:value-type="float" office:value="0.195203575313249" calcext:value-type="float">
            <text:p>0.195203575313249</text:p>
          </table:table-cell>
          <table:table-cell office:value-type="float" office:value="0.533189061525137" calcext:value-type="float">
            <text:p>0.533189061525137</text:p>
          </table:table-cell>
          <table:table-cell office:value-type="float" office:value="0.374742866048484" calcext:value-type="float">
            <text:p>0.374742866048484</text:p>
          </table:table-cell>
          <table:table-cell table:style-name="ce54" table:number-columns-repeated="2"/>
          <table:table-cell table:style-name="ce55" table:number-columns-repeated="2"/>
        </table:table-row>
        <table:table-row table:style-name="ro1">
          <table:table-cell office:value-type="float" office:value="0.387174713331432" calcext:value-type="float">
            <text:p>0.387174713331432</text:p>
          </table:table-cell>
          <table:table-cell office:value-type="float" office:value="0.377382472308774" calcext:value-type="float">
            <text:p>0.377382472308774</text:p>
          </table:table-cell>
          <table:table-cell office:value-type="float" office:value="0.559008342707517" calcext:value-type="float">
            <text:p>0.559008342707517</text:p>
          </table:table-cell>
          <table:table-cell office:value-type="float" office:value="0.375378935015711" calcext:value-type="float">
            <text:p>0.375378935015711</text:p>
          </table:table-cell>
          <table:table-cell table:style-name="ce54" table:number-columns-repeated="2"/>
          <table:table-cell table:style-name="ce55" table:number-columns-repeated="2"/>
        </table:table-row>
        <table:table-row table:style-name="ro1">
          <table:table-cell office:value-type="float" office:value="0.426055645192952" calcext:value-type="float">
            <text:p>0.426055645192952</text:p>
          </table:table-cell>
          <table:table-cell office:value-type="float" office:value="0.0992086289990207" calcext:value-type="float">
            <text:p>0.099208628999021</text:p>
          </table:table-cell>
          <table:table-cell office:value-type="float" office:value="0.636104156178515" calcext:value-type="float">
            <text:p>0.636104156178515</text:p>
          </table:table-cell>
          <table:table-cell office:value-type="float" office:value="0.21413412484036" calcext:value-type="float">
            <text:p>0.21413412484036</text:p>
          </table:table-cell>
          <table:table-cell table:style-name="ce54" table:number-columns-repeated="2"/>
          <table:table-cell table:style-name="ce55" table:number-columns-repeated="2"/>
        </table:table-row>
        <table:table-row table:style-name="ro1">
          <table:table-cell office:value-type="float" office:value="0.844335560856161" calcext:value-type="float">
            <text:p>0.844335560856161</text:p>
          </table:table-cell>
          <table:table-cell office:value-type="float" office:value="0.338407053574431" calcext:value-type="float">
            <text:p>0.338407053574431</text:p>
          </table:table-cell>
          <table:table-cell office:value-type="float" office:value="0.892681348180902" calcext:value-type="float">
            <text:p>0.892681348180902</text:p>
          </table:table-cell>
          <table:table-cell office:value-type="float" office:value="0.654264946403758" calcext:value-type="float">
            <text:p>0.654264946403758</text:p>
          </table:table-cell>
          <table:table-cell table:style-name="ce54" table:number-columns-repeated="2"/>
          <table:table-cell table:style-name="ce55" table:number-columns-repeated="2"/>
        </table:table-row>
        <table:table-row table:style-name="ro1">
          <table:table-cell office:value-type="float" office:value="0.296160397037602" calcext:value-type="float">
            <text:p>0.296160397037602</text:p>
          </table:table-cell>
          <table:table-cell office:value-type="float" office:value="0.240769795765049" calcext:value-type="float">
            <text:p>0.240769795765049</text:p>
          </table:table-cell>
          <table:table-cell office:value-type="float" office:value="0.981451532162631" calcext:value-type="float">
            <text:p>0.981451532162631</text:p>
          </table:table-cell>
          <table:table-cell office:value-type="float" office:value="0.813333941954313" calcext:value-type="float">
            <text:p>0.813333941954313</text:p>
          </table:table-cell>
          <table:table-cell table:style-name="ce54" table:number-columns-repeated="2"/>
          <table:table-cell table:style-name="ce55" table:number-columns-repeated="2"/>
        </table:table-row>
        <table:table-row table:style-name="ro1">
          <table:table-cell office:value-type="float" office:value="0.90904079222767" calcext:value-type="float">
            <text:p>0.90904079222767</text:p>
          </table:table-cell>
          <table:table-cell office:value-type="float" office:value="0.772260255918977" calcext:value-type="float">
            <text:p>0.772260255918977</text:p>
          </table:table-cell>
          <table:table-cell table:number-columns-repeated="2"/>
          <table:table-cell table:style-name="ce54" table:number-columns-repeated="2"/>
          <table:table-cell table:style-name="ce55" table:number-columns-repeated="2"/>
        </table:table-row>
        <table:table-row table:style-name="ro1">
          <table:table-cell office:value-type="float" office:value="0.405362838359847" calcext:value-type="float">
            <text:p>0.405362838359847</text:p>
          </table:table-cell>
          <table:table-cell office:value-type="float" office:value="0.222785452256209" calcext:value-type="float">
            <text:p>0.222785452256209</text:p>
          </table:table-cell>
          <table:table-cell table:number-columns-repeated="2"/>
          <table:table-cell table:style-name="ce54" table:number-columns-repeated="2"/>
          <table:table-cell table:style-name="ce55" table:number-columns-repeated="2"/>
        </table:table-row>
        <table:table-row table:style-name="ro1">
          <table:table-cell office:value-type="float" office:value="0.00566296698657918" calcext:value-type="float">
            <text:p>0.005662966986579</text:p>
          </table:table-cell>
          <table:table-cell office:value-type="float" office:value="0.106748082640543" calcext:value-type="float">
            <text:p>0.106748082640543</text:p>
          </table:table-cell>
          <table:table-cell table:number-columns-repeated="2"/>
          <table:table-cell table:style-name="ce54" table:number-columns-repeated="2"/>
          <table:table-cell table:style-name="ce55" table:number-columns-repeated="2"/>
        </table:table-row>
        <table:table-row table:style-name="ro1">
          <table:table-cell office:value-type="float" office:value="0.317559017007902" calcext:value-type="float">
            <text:p>0.317559017007902</text:p>
          </table:table-cell>
          <table:table-cell office:value-type="float" office:value="0.631615491343007" calcext:value-type="float">
            <text:p>0.631615491343007</text:p>
          </table:table-cell>
          <table:table-cell table:number-columns-repeated="2"/>
          <table:table-cell table:style-name="ce54" table:number-columns-repeated="2"/>
          <table:table-cell table:style-name="ce55" table:number-columns-repeated="2"/>
        </table:table-row>
        <table:table-row table:style-name="ro1">
          <table:table-cell office:value-type="float" office:value="0.77696568914139" calcext:value-type="float">
            <text:p>0.77696568914139</text:p>
          </table:table-cell>
          <table:table-cell office:value-type="float" office:value="0.905449531683991" calcext:value-type="float">
            <text:p>0.905449531683991</text:p>
          </table:table-cell>
          <table:table-cell table:number-columns-repeated="2"/>
          <table:table-cell table:style-name="ce54" table:number-columns-repeated="2"/>
          <table:table-cell table:style-name="ce55" table:number-columns-repeated="2"/>
        </table:table-row>
        <table:table-row table:style-name="ro1">
          <table:table-cell office:value-type="float" office:value="0.307503521201289" calcext:value-type="float">
            <text:p>0.307503521201289</text:p>
          </table:table-cell>
          <table:table-cell office:value-type="float" office:value="0.843174609286065" calcext:value-type="float">
            <text:p>0.843174609286065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0.576026814667309" calcext:value-type="float">
            <text:p>0.576026814667309</text:p>
          </table:table-cell>
          <table:table-cell office:value-type="float" office:value="0.190450101535042" calcext:value-type="float">
            <text:p>0.190450101535042</text:p>
          </table:table-cell>
          <table:table-cell table:number-columns-repeated="6"/>
        </table:table-row>
        <table:table-row table:style-name="ro1">
          <table:table-cell office:value-type="float" office:value="0.572079065732392" calcext:value-type="float">
            <text:p>0.572079065732392</text:p>
          </table:table-cell>
          <table:table-cell office:value-type="float" office:value="0.913437777581597" calcext:value-type="float">
            <text:p>0.913437777581597</text:p>
          </table:table-cell>
          <table:table-cell table:number-columns-repeated="6"/>
        </table:table-row>
        <table:table-row table:style-name="ro1">
          <table:table-cell office:value-type="float" office:value="0.362593674856569" calcext:value-type="float">
            <text:p>0.362593674856569</text:p>
          </table:table-cell>
          <table:table-cell office:value-type="float" office:value="0.335068202579561" calcext:value-type="float">
            <text:p>0.335068202579561</text:p>
          </table:table-cell>
          <table:table-cell table:number-columns-repeated="6"/>
        </table:table-row>
        <table:table-row table:style-name="ro1">
          <table:table-cell office:value-type="float" office:value="0.143156281342291" calcext:value-type="float">
            <text:p>0.143156281342291</text:p>
          </table:table-cell>
          <table:table-cell office:value-type="float" office:value="0.820191819782859" calcext:value-type="float">
            <text:p>0.820191819782859</text:p>
          </table:table-cell>
          <table:table-cell table:number-columns-repeated="6"/>
        </table:table-row>
        <table:table-row table:style-name="ro1">
          <table:table-cell office:value-type="float" office:value="0.564553845222381" calcext:value-type="float">
            <text:p>0.564553845222381</text:p>
          </table:table-cell>
          <table:table-cell office:value-type="float" office:value="0.347237019624855" calcext:value-type="float">
            <text:p>0.347237019624855</text:p>
          </table:table-cell>
          <table:table-cell table:number-columns-repeated="6"/>
        </table:table-row>
        <table:table-row table:style-name="ro1">
          <table:table-cell office:value-type="float" office:value="0.487860294434846" calcext:value-type="float">
            <text:p>0.487860294434846</text:p>
          </table:table-cell>
          <table:table-cell office:value-type="float" office:value="0.955622608380828" calcext:value-type="float">
            <text:p>0.955622608380828</text:p>
          </table:table-cell>
          <table:table-cell table:number-columns-repeated="6"/>
        </table:table-row>
        <table:table-row table:style-name="ro1">
          <table:table-cell office:value-type="float" office:value="0.352954806255416" calcext:value-type="float">
            <text:p>0.352954806255416</text:p>
          </table:table-cell>
          <table:table-cell office:value-type="float" office:value="0.529685879595194" calcext:value-type="float">
            <text:p>0.529685879595194</text:p>
          </table:table-cell>
          <table:table-cell table:number-columns-repeated="6"/>
        </table:table-row>
        <table:table-row table:style-name="ro1">
          <table:table-cell office:value-type="float" office:value="0.98783891941604" calcext:value-type="float">
            <text:p>0.98783891941604</text:p>
          </table:table-cell>
          <table:table-cell office:value-type="float" office:value="0.880300560181583" calcext:value-type="float">
            <text:p>0.880300560181583</text:p>
          </table:table-cell>
          <table:table-cell table:number-columns-repeated="6"/>
        </table:table-row>
        <table:table-row table:style-name="ro1">
          <table:table-cell office:value-type="float" office:value="0.459846094232629" calcext:value-type="float">
            <text:p>0.459846094232629</text:p>
          </table:table-cell>
          <table:table-cell office:value-type="float" office:value="0.489837782110943" calcext:value-type="float">
            <text:p>0.489837782110943</text:p>
          </table:table-cell>
          <table:table-cell table:number-columns-repeated="6"/>
        </table:table-row>
        <table:table-row table:style-name="ro1">
          <table:table-cell office:value-type="float" office:value="0.802846486500733" calcext:value-type="float">
            <text:p>0.802846486500733</text:p>
          </table:table-cell>
          <table:table-cell office:value-type="float" office:value="0.41649591598606" calcext:value-type="float">
            <text:p>0.41649591598606</text:p>
          </table:table-cell>
          <table:table-cell table:number-columns-repeated="6"/>
        </table:table-row>
        <table:table-row table:style-name="ro1">
          <table:table-cell office:value-type="float" office:value="0.356151830784451" calcext:value-type="float">
            <text:p>0.356151830784451</text:p>
          </table:table-cell>
          <table:table-cell office:value-type="float" office:value="0.736217801828939" calcext:value-type="float">
            <text:p>0.736217801828939</text:p>
          </table:table-cell>
          <table:table-cell table:number-columns-repeated="6"/>
        </table:table-row>
        <table:table-row table:style-name="ro1">
          <table:table-cell office:value-type="float" office:value="0.436221591446786" calcext:value-type="float">
            <text:p>0.436221591446786</text:p>
          </table:table-cell>
          <table:table-cell office:value-type="float" office:value="0.00946523979042057" calcext:value-type="float">
            <text:p>0.009465239790421</text:p>
          </table:table-cell>
          <table:table-cell table:number-columns-repeated="6"/>
        </table:table-row>
        <table:table-row table:style-name="ro1">
          <table:table-cell office:value-type="float" office:value="0.407451338198433" calcext:value-type="float">
            <text:p>0.407451338198433</text:p>
          </table:table-cell>
          <table:table-cell office:value-type="float" office:value="0.0275893221091167" calcext:value-type="float">
            <text:p>0.027589322109117</text:p>
          </table:table-cell>
          <table:table-cell table:number-columns-repeated="6"/>
        </table:table-row>
        <table:table-row table:style-name="ro1">
          <table:table-cell office:value-type="float" office:value="0.805367130824316" calcext:value-type="float">
            <text:p>0.805367130824316</text:p>
          </table:table-cell>
          <table:table-cell office:value-type="float" office:value="0.357713534899537" calcext:value-type="float">
            <text:p>0.357713534899537</text:p>
          </table:table-cell>
          <table:table-cell table:number-columns-repeated="6"/>
        </table:table-row>
        <table:table-row table:style-name="ro1">
          <table:table-cell office:value-type="float" office:value="0.519751618023826" calcext:value-type="float">
            <text:p>0.519751618023826</text:p>
          </table:table-cell>
          <table:table-cell office:value-type="float" office:value="0.217731389643249" calcext:value-type="float">
            <text:p>0.217731389643249</text:p>
          </table:table-cell>
          <table:table-cell table:number-columns-repeated="6"/>
        </table:table-row>
        <table:table-row table:style-name="ro1">
          <table:table-cell office:value-type="float" office:value="0.999679173222754" calcext:value-type="float">
            <text:p>0.999679173222754</text:p>
          </table:table-cell>
          <table:table-cell office:value-type="float" office:value="0.364376943211832" calcext:value-type="float">
            <text:p>0.364376943211832</text:p>
          </table:table-cell>
          <table:table-cell table:number-columns-repeated="6"/>
        </table:table-row>
        <table:table-row table:style-name="ro1">
          <table:table-cell office:value-type="float" office:value="0.417235621773751" calcext:value-type="float">
            <text:p>0.417235621773751</text:p>
          </table:table-cell>
          <table:table-cell office:value-type="float" office:value="0.235597727596734" calcext:value-type="float">
            <text:p>0.235597727596734</text:p>
          </table:table-cell>
          <table:table-cell table:number-columns-repeated="6"/>
        </table:table-row>
        <table:table-row table:style-name="ro1">
          <table:table-cell office:value-type="float" office:value="0.923452633270962" calcext:value-type="float">
            <text:p>0.923452633270962</text:p>
          </table:table-cell>
          <table:table-cell office:value-type="float" office:value="0.649885883118217" calcext:value-type="float">
            <text:p>0.649885883118217</text:p>
          </table:table-cell>
          <table:table-cell table:number-columns-repeated="6"/>
        </table:table-row>
        <table:table-row table:style-name="ro1">
          <table:table-cell office:value-type="float" office:value="0.550882990133688" calcext:value-type="float">
            <text:p>0.550882990133688</text:p>
          </table:table-cell>
          <table:table-cell office:value-type="float" office:value="0.591797071052104" calcext:value-type="float">
            <text:p>0.591797071052104</text:p>
          </table:table-cell>
          <table:table-cell table:number-columns-repeated="6"/>
        </table:table-row>
        <table:table-row table:style-name="ro1">
          <table:table-cell office:value-type="float" office:value="0.654260220353352" calcext:value-type="float">
            <text:p>0.654260220353352</text:p>
          </table:table-cell>
          <table:table-cell office:value-type="float" office:value="0.134024149435285" calcext:value-type="float">
            <text:p>0.134024149435285</text:p>
          </table:table-cell>
          <table:table-cell table:number-columns-repeated="6"/>
        </table:table-row>
        <table:table-row table:style-name="ro1">
          <table:table-cell office:value-type="float" office:value="0.261135133998499" calcext:value-type="float">
            <text:p>0.261135133998499</text:p>
          </table:table-cell>
          <table:table-cell office:value-type="float" office:value="0.310417133108938" calcext:value-type="float">
            <text:p>0.310417133108938</text:p>
          </table:table-cell>
          <table:table-cell table:number-columns-repeated="6"/>
        </table:table-row>
        <table:table-row table:style-name="ro1">
          <table:table-cell office:value-type="float" office:value="0.0423698076015013" calcext:value-type="float">
            <text:p>0.042369807601501</text:p>
          </table:table-cell>
          <table:table-cell office:value-type="float" office:value="0.603172096276566" calcext:value-type="float">
            <text:p>0.603172096276566</text:p>
          </table:table-cell>
          <table:table-cell table:number-columns-repeated="6"/>
        </table:table-row>
        <table:table-row table:style-name="ro1">
          <table:table-cell office:value-type="float" office:value="0.0497127267299773" calcext:value-type="float">
            <text:p>0.049712726729977</text:p>
          </table:table-cell>
          <table:table-cell office:value-type="float" office:value="0.31040249902766" calcext:value-type="float">
            <text:p>0.31040249902766</text:p>
          </table:table-cell>
          <table:table-cell table:number-columns-repeated="6"/>
        </table:table-row>
        <table:table-row table:style-name="ro1">
          <table:table-cell office:value-type="float" office:value="0.391264537292498" calcext:value-type="float">
            <text:p>0.391264537292498</text:p>
          </table:table-cell>
          <table:table-cell office:value-type="float" office:value="0.165332187332386" calcext:value-type="float">
            <text:p>0.16533218733238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4">00/00/0000</text:date>, <text:time style:data-style-name="N2" text:time-value="16:19:52.9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4T16:19:56.050000000</meta:creation-date>
    <meta:generator>LibreOffice/7.1.8.1$Windows_X86_64 LibreOffice_project/e1f30c802c3269a1d052614453f260e49458c82c</meta:generator>
    <meta:editing-duration>P0D</meta:editing-duration>
    <meta:editing-cycles>1</meta:editing-cycles>
    <meta:document-statistic meta:table-count="1" meta:cell-count="114" meta:object-count="3"/>
  </office:meta>
</office:document-meta>
</file>

<file path=Basic/KSOMMacros/KSOM.xml><?xml version="1.0" encoding="utf-8"?>
<!DOCTYPE module  PUBLIC '-//OpenOffice.org//DTD OfficeDocument 1.0//EN'  'module.dtd'>
<script:module xmlns:script="http://openoffice.org/2000/script" script:name="KSOM" script:language="StarBasic" script:moduleType="normal">REM  *****  BASIC  *****

Function Train_Implementation()
	Dim activeSheet
	activeSheet = ThisComponent.CurrentController.ActiveSheet
	
	Dim maxCount as Long
	maxCount = activeSheet.getCellRangeByName( "B1" ).getValue()
	
	Dim sigma1 as Single
	sigma1 = activeSheet.getCellRangeByName( "B2" ).getValue()
	
	Dim sigma2 as Single
	sigma2 = activeSheet.getCellRangeByName( "B3" ).getValue()
	
	Dim N as Single
	N = activeSheet.getCellRangeByName( "B4" ).getValue()
	
	Dim alpha as Single
	alpha = activeSheet.getCellRangeByName( "B5" ).getValue()
	
	Dim beta as Single
	beta = activeSheet.getCellRangeByName( "B6" ).getValue()
	
	
	Dim _input
	_input = ArrayOfArraysTo2dArray( activeSheet.getCellRangeByName( "A9:B48" ).getDataArray() )
	
	Dim _outputCellRange, _output
	_outputCellRange = activeSheet.getCellRangeByName( "C9:D18" )
	_output = ArrayOfArraysTo2dArray( _outputCellRange.getDataArray() )
	
	Dim count as Long
	For count = 0 To maxCount
		Dim selectedInput as Long
		selectedInput = rnd() * UBound( _input )
		
		Dim nearest as Long
		nearest = 0
		
		Dim dist as Single
		dist = DistSqr( _input( selectedInput ), _output( nearest ) )
		
		Dim currDist as Single
		
		Dim index as Long
		For index = 1 To UBound( _output )
			currDist = DistSqr( _input( selectedInput ), _output( index ) )
			If currDist &lt; dist Then
				nearest = index
				dist = currDist
			End If
		Next
		
		For index = 0 To Ubound( _output )
			Dim temp as Double
			temp = index - nearest
			temp = -( temp * temp * temp * temp )
			
			Dim _mod as Double
			_mod = N * ( alpha * Exp( temp / sigma1 ) - beta * Exp( temp / sigma2 ) )
			_output( index, 0 ) = _output( index, 0 ) + ( ( _input( selectedInput, 0 ) - _output( index, 0 ) ) * _mod )
			_output( index, 1 ) = _output( index, 1 ) + ( ( _input( selectedInput, 1 ) - _output( index, 1 ) ) * _mod )
		Next
	Next
	
	_outputCellRange.setDataArray( _output )
End Function

Function DistSqr( a, b )
	Dim xDist, yDist as Single
	xDist = a( 0 ) - b( 0 )
	yDist = a( 1 ) - b( 1 )
	
	DistSqr = xDist * xDist + yDist * yDist
End Function


Function RandomiseWeights_Implementation()
	Dim activeSheet
	activeSheet = ThisComponent.CurrentController.ActiveSheet
	
	RandomiseWeights( activeSheet.getCellRangeByName( "A9:B48" ) )		REM inputs
	RandomiseWeights( activeSheet.getCellRangeByName( "C9:D18" ) )		REM outputs
End Function

Function RandomiseWeights( weights )
	Dim weightsData
	Dim weightsDataRow
	weightsData = weights.getDataArray()
	
	Dim row, column as Integer
	For row = LBound( weightsData ) To UBound( weightsData )
	
		weightsDataRow = weightsData( row )
		For column = LBound( weightsDataRow ) To UBound( weightsDataRow )
			weightsDataRow( column ) = rnd()
		Next
		
	Next
	
	weights.setDataArray( weightsData )
End Function


Function ArrayOfArraysTo2dArray( arrayOfArrays )
	Dim arrayRowStart, arrayRowEnd as Integer
	arrayRowStart = LBound( arrayOfArrays )
	arrayRowEnd = UBound( arrayOfArrays )
	
	Dim array2d( arrayRowEnd - arrayRowStart, UBound( arrayOfArrays( arrayRowStart ) ) - LBound( arrayOfArrays( arrayRowStart ) ) )
	
	Dim row, column as Integer
	For row = arrayRowStart To arrayRowEnd
		arrayOfArraysRow = arrayOfArrays( row )
		For column = LBound( arrayOfArraysRow ) To UBound( arrayOfArraysRow )
			array2d( row, column ) = arrayOfArraysRow( column )
		Next
	Next
	
	ArrayOfArraysTo2dArray = array2d
End Function

</script:module>
</file>

<file path=Basic/KSOMMacros/script-lb.xml><?xml version="1.0" encoding="utf-8"?>
<!DOCTYPE library  PUBLIC '-//OpenOffice.org//DTD OfficeDocument 1.0//EN'  'library.dtd'>
<library:library xmlns:library="http://openoffice.org/2000/library" library:name="KSOMMacros" library:readonly="false" library:passwordprotected="false">
  <library:element library:name="KSOM"/>
</library:library>
</file>

<file path=Basic/Standard/CalcFunctions.xml><?xml version="1.0" encoding="utf-8"?>
<!DOCTYPE module  PUBLIC '-//OpenOffice.org//DTD OfficeDocument 1.0//EN'  'module.dtd'>
<script:module xmlns:script="http://openoffice.org/2000/script" script:name="CalcFunctions" script:language="StarBasic" script:moduleType="normal">REM  *****  BASIC  *****

Function RandomiseWeights()
	LoadMacros()
	RandomiseWeights = RandomiseWeights_Implementation()
End Function


Function Train()
	LoadMacros()
	Train = Train_Implementation()
End Function


Function LoadMacros()
	If NOT BasicLibraries.isLibraryLoaded("KSOMMacros") Then
		BasicLibraries.LoadLibrary("KSOMMacros")
	End If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alcFunction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KSOMMacros" library:link="false"/>
</library:libraries>
</file>

<file path=Dialogs/KSOMMacros/dialog-lb.xml><?xml version="1.0" encoding="utf-8"?>
<!DOCTYPE library  PUBLIC '-//OpenOffice.org//DTD OfficeDocument 1.0//EN'  'library.dtd'>
<library:library xmlns:library="http://openoffice.org/2000/library" library:name="KSOMMacros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KSOMMacros" library:link="false"/>
</library:libraries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svg:stroke-opacity="0%" draw:fill-color="#004586" draw:opacity="0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835cm" svg:height="14.743cm" xlink:href=".." xlink:type="simple" chart:class="chart:scatter" chart:style-name="ch1">
        <chart:legend chart:legend-position="end" svg:x="19.459cm" svg:y="6.823cm" style:legend-expansion="high" chart:style-name="ch2"/>
        <chart:plot-area chart:style-name="ch3" table:cell-range-address="KSOM.A10:KSOM.B48 KSOM.A8:KSOM.A8 KSOM.C8:KSOM.C8 KSOM.D9:KSOM.D18" chart:data-source-has-labels="row" svg:x="0.436cm" svg:y="0.294cm" svg:width="18.587cm" svg:height="14.155cm">
          <chart:coordinate-region svg:x="1.163cm" svg:y="0.493cm" svg:width="17.766cm" svg:height="13.3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KSOM.B10:KSOM.B48" chart:label-cell-address="KSOM.A8:KSOM.A8" chart:class="chart:scatter">
            <chart:domain table:cell-range-address="KSOM.A10:KSOM.A48"/>
            <chart:data-point chart:repeated="39"/>
          </chart:series>
          <chart:series chart:style-name="ch8" chart:values-cell-range-address="KSOM.D9:KSOM.D18" chart:label-cell-address="KSOM.C8:KSOM.C8" chart:class="chart:scatter">
            <chart:domain table:cell-range-address="KSOM.C9:KSOM.C18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put</text:p>
                <draw:g>
                  <svg:desc>KSOM.A8:KSOM.A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Output</text:p>
                <draw:g>
                  <svg:desc>KSOM.C8:KSOM.C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57631757004891">
                <text:p>0.357631757004891</text:p>
                <draw:g>
                  <svg:desc>KSOM.A10:KSOM.A48</svg:desc>
                </draw:g>
              </table:table-cell>
              <table:table-cell office:value-type="float" office:value="0.0392534303898965">
                <text:p>0.0392534303898965</text:p>
                <draw:g>
                  <svg:desc>KSOM.B10:KSOM.B48</svg:desc>
                </draw:g>
              </table:table-cell>
              <table:table-cell office:value-type="float" office:value="0.0872010038948705">
                <text:p>0.0872010038948705</text:p>
                <draw:g>
                  <svg:desc>KSOM.C9:KSOM.C18</svg:desc>
                </draw:g>
              </table:table-cell>
              <table:table-cell office:value-type="float" office:value="0.348297912760328">
                <text:p>0.348297912760328</text:p>
                <draw:g>
                  <svg:desc>KSOM.D9:KSOM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99861225506718">
                <text:p>0.299861225506718</text:p>
              </table:table-cell>
              <table:table-cell office:value-type="float" office:value="0.24258601549536">
                <text:p>0.24258601549536</text:p>
              </table:table-cell>
              <table:table-cell office:value-type="float" office:value="0.184089765453647">
                <text:p>0.184089765453647</text:p>
              </table:table-cell>
              <table:table-cell office:value-type="float" office:value="0.487060943978485">
                <text:p>0.487060943978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4929349157623">
                <text:p>0.64929349157623</text:p>
              </table:table-cell>
              <table:table-cell office:value-type="float" office:value="0.58706556600641">
                <text:p>0.58706556600641</text:p>
              </table:table-cell>
              <table:table-cell office:value-type="float" office:value="0.325146078603658">
                <text:p>0.325146078603658</text:p>
              </table:table-cell>
              <table:table-cell office:value-type="float" office:value="0.604387909397021">
                <text:p>0.6043879093970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7107660848957">
                <text:p>0.187107660848957</text:p>
              </table:table-cell>
              <table:table-cell office:value-type="float" office:value="0.596467396726352">
                <text:p>0.596467396726352</text:p>
              </table:table-cell>
              <table:table-cell office:value-type="float" office:value="0.355094081057947">
                <text:p>0.355094081057947</text:p>
              </table:table-cell>
              <table:table-cell office:value-type="float" office:value="0.510017971908125">
                <text:p>0.510017971908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16245904467755">
                <text:p>0.916245904467755</text:p>
              </table:table-cell>
              <table:table-cell office:value-type="float" office:value="0.195203575313249">
                <text:p>0.195203575313249</text:p>
              </table:table-cell>
              <table:table-cell office:value-type="float" office:value="0.479866393591082">
                <text:p>0.479866393591082</text:p>
              </table:table-cell>
              <table:table-cell office:value-type="float" office:value="0.414766523599762">
                <text:p>0.4147665235997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7174713331432">
                <text:p>0.387174713331432</text:p>
              </table:table-cell>
              <table:table-cell office:value-type="float" office:value="0.377382472308774">
                <text:p>0.377382472308774</text:p>
              </table:table-cell>
              <table:table-cell office:value-type="float" office:value="0.533189061525137">
                <text:p>0.533189061525137</text:p>
              </table:table-cell>
              <table:table-cell office:value-type="float" office:value="0.374742866048484">
                <text:p>0.3747428660484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26055645192952">
                <text:p>0.426055645192952</text:p>
              </table:table-cell>
              <table:table-cell office:value-type="float" office:value="0.0992086289990207">
                <text:p>0.0992086289990207</text:p>
              </table:table-cell>
              <table:table-cell office:value-type="float" office:value="0.559008342707517">
                <text:p>0.559008342707517</text:p>
              </table:table-cell>
              <table:table-cell office:value-type="float" office:value="0.375378935015711">
                <text:p>0.3753789350157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44335560856161">
                <text:p>0.844335560856161</text:p>
              </table:table-cell>
              <table:table-cell office:value-type="float" office:value="0.338407053574431">
                <text:p>0.338407053574431</text:p>
              </table:table-cell>
              <table:table-cell office:value-type="float" office:value="0.636104156178515">
                <text:p>0.636104156178515</text:p>
              </table:table-cell>
              <table:table-cell office:value-type="float" office:value="0.21413412484036">
                <text:p>0.214134124840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6160397037602">
                <text:p>0.296160397037602</text:p>
              </table:table-cell>
              <table:table-cell office:value-type="float" office:value="0.240769795765049">
                <text:p>0.240769795765049</text:p>
              </table:table-cell>
              <table:table-cell office:value-type="float" office:value="0.892681348180902">
                <text:p>0.892681348180902</text:p>
              </table:table-cell>
              <table:table-cell office:value-type="float" office:value="0.654264946403758">
                <text:p>0.6542649464037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904079222767">
                <text:p>0.90904079222767</text:p>
              </table:table-cell>
              <table:table-cell office:value-type="float" office:value="0.772260255918977">
                <text:p>0.772260255918977</text:p>
              </table:table-cell>
              <table:table-cell office:value-type="float" office:value="0.981451532162631">
                <text:p>0.981451532162631</text:p>
              </table:table-cell>
              <table:table-cell office:value-type="float" office:value="0.813333941954313">
                <text:p>0.8133339419543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05362838359847">
                <text:p>0.405362838359847</text:p>
              </table:table-cell>
              <table:table-cell office:value-type="float" office:value="0.222785452256209">
                <text:p>0.222785452256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566296698657918">
                <text:p>0.00566296698657918</text:p>
              </table:table-cell>
              <table:table-cell office:value-type="float" office:value="0.106748082640543">
                <text:p>0.106748082640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17559017007902">
                <text:p>0.317559017007902</text:p>
              </table:table-cell>
              <table:table-cell office:value-type="float" office:value="0.631615491343007">
                <text:p>0.631615491343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7696568914139">
                <text:p>0.77696568914139</text:p>
              </table:table-cell>
              <table:table-cell office:value-type="float" office:value="0.905449531683991">
                <text:p>0.905449531683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07503521201289">
                <text:p>0.307503521201289</text:p>
              </table:table-cell>
              <table:table-cell office:value-type="float" office:value="0.843174609286065">
                <text:p>0.843174609286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76026814667309">
                <text:p>0.576026814667309</text:p>
              </table:table-cell>
              <table:table-cell office:value-type="float" office:value="0.190450101535042">
                <text:p>0.190450101535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72079065732392">
                <text:p>0.572079065732392</text:p>
              </table:table-cell>
              <table:table-cell office:value-type="float" office:value="0.913437777581597">
                <text:p>0.91343777758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2593674856569">
                <text:p>0.362593674856569</text:p>
              </table:table-cell>
              <table:table-cell office:value-type="float" office:value="0.335068202579561">
                <text:p>0.335068202579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3156281342291">
                <text:p>0.143156281342291</text:p>
              </table:table-cell>
              <table:table-cell office:value-type="float" office:value="0.820191819782859">
                <text:p>0.820191819782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64553845222381">
                <text:p>0.564553845222381</text:p>
              </table:table-cell>
              <table:table-cell office:value-type="float" office:value="0.347237019624855">
                <text:p>0.347237019624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87860294434846">
                <text:p>0.487860294434846</text:p>
              </table:table-cell>
              <table:table-cell office:value-type="float" office:value="0.955622608380828">
                <text:p>0.955622608380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52954806255416">
                <text:p>0.352954806255416</text:p>
              </table:table-cell>
              <table:table-cell office:value-type="float" office:value="0.529685879595194">
                <text:p>0.529685879595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8783891941604">
                <text:p>0.98783891941604</text:p>
              </table:table-cell>
              <table:table-cell office:value-type="float" office:value="0.880300560181583">
                <text:p>0.880300560181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59846094232629">
                <text:p>0.459846094232629</text:p>
              </table:table-cell>
              <table:table-cell office:value-type="float" office:value="0.489837782110943">
                <text:p>0.489837782110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02846486500733">
                <text:p>0.802846486500733</text:p>
              </table:table-cell>
              <table:table-cell office:value-type="float" office:value="0.41649591598606">
                <text:p>0.41649591598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56151830784451">
                <text:p>0.356151830784451</text:p>
              </table:table-cell>
              <table:table-cell office:value-type="float" office:value="0.736217801828939">
                <text:p>0.736217801828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36221591446786">
                <text:p>0.436221591446786</text:p>
              </table:table-cell>
              <table:table-cell office:value-type="float" office:value="0.00946523979042057">
                <text:p>0.00946523979042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07451338198433">
                <text:p>0.407451338198433</text:p>
              </table:table-cell>
              <table:table-cell office:value-type="float" office:value="0.0275893221091167">
                <text:p>0.027589322109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05367130824316">
                <text:p>0.805367130824316</text:p>
              </table:table-cell>
              <table:table-cell office:value-type="float" office:value="0.357713534899537">
                <text:p>0.357713534899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19751618023826">
                <text:p>0.519751618023826</text:p>
              </table:table-cell>
              <table:table-cell office:value-type="float" office:value="0.217731389643249">
                <text:p>0.217731389643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9679173222754">
                <text:p>0.999679173222754</text:p>
              </table:table-cell>
              <table:table-cell office:value-type="float" office:value="0.364376943211832">
                <text:p>0.364376943211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17235621773751">
                <text:p>0.417235621773751</text:p>
              </table:table-cell>
              <table:table-cell office:value-type="float" office:value="0.235597727596734">
                <text:p>0.235597727596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23452633270962">
                <text:p>0.923452633270962</text:p>
              </table:table-cell>
              <table:table-cell office:value-type="float" office:value="0.649885883118217">
                <text:p>0.649885883118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50882990133688">
                <text:p>0.550882990133688</text:p>
              </table:table-cell>
              <table:table-cell office:value-type="float" office:value="0.591797071052104">
                <text:p>0.591797071052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54260220353352">
                <text:p>0.654260220353352</text:p>
              </table:table-cell>
              <table:table-cell office:value-type="float" office:value="0.134024149435285">
                <text:p>0.134024149435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61135133998499">
                <text:p>0.261135133998499</text:p>
              </table:table-cell>
              <table:table-cell office:value-type="float" office:value="0.310417133108938">
                <text:p>0.310417133108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23698076015013">
                <text:p>0.0423698076015013</text:p>
              </table:table-cell>
              <table:table-cell office:value-type="float" office:value="0.603172096276566">
                <text:p>0.603172096276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497127267299773">
                <text:p>0.0497127267299773</text:p>
              </table:table-cell>
              <table:table-cell office:value-type="float" office:value="0.31040249902766">
                <text:p>0.31040249902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1264537292498">
                <text:p>0.391264537292498</text:p>
              </table:table-cell>
              <table:table-cell office:value-type="float" office:value="0.165332187332386">
                <text:p>0.165332187332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8.1$Windows_X86_64 LibreOffice_project/e1f30c802c3269a1d052614453f260e49458c82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